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ffffcc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ffcc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text-properties fo:font-size="18pt" style:font-size-asian="18pt" style:font-size-complex="1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8.7cm" svg:height="23.7cm" svg:x="0.9cm" svg:y="0.8cm">
          <text:p/>
        </draw:rect>
        <draw:custom-shape draw:style-name="gr2" draw:text-style-name="P2" xml:id="id8" draw:id="id8" draw:layer="layout" svg:width="2.559cm" svg:height="0.693cm" svg:x="3.046cm" svg:y="1.007cm">
          <text:p text:style-name="P1"><text:span text:style-name="T1">Start</text:span></text:p>
          <text:p text:style-name="P1"><text:span text:style-name="T1">addTrade(Trad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" draw:id="id1" draw:layer="layout" svg:width="3.2cm" svg:height="0.9cm" svg:x="2.725cm" svg:y="4.508cm">
          <text:p text:style-name="P1"><text:span text:style-name="T1">Type == PositionType.LONG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2" draw:id="id2" draw:layer="layout" svg:width="3.823cm" svg:height="0.7cm" svg:x="2.414cm" svg:y="6.543cm">
          <text:p text:style-name="P1"><text:span text:style-name="T1">Trade.getDirection() == SEL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svg:x1="4.325cm" svg:y1="5.408cm" svg:x2="4.325cm" svg:y2="6.543cm" draw:start-shape="id1" draw:start-glue-point="6" draw:end-shape="id2" svg:d="m4325 5408v1135">
          <text:p text:style-name="P1"><text:span text:style-name="T1">No</text:span></text:p>
        </draw:connector>
        <draw:connector draw:style-name="gr3" draw:text-style-name="P2" draw:layer="layout" svg:x1="2.414cm" svg:y1="6.893cm" svg:x2="2.475cm" svg:y2="8.258cm" draw:start-shape="id2" draw:start-glue-point="5" draw:end-shape="id3" svg:d="m2414 6893h-502v1365h563">
          <text:p text:style-name="P1"><text:span text:style-name="T1">Yes</text:span></text:p>
          <text:p text:style-name="P1"><text:span text:style-name="T1"/></text:p>
        </draw:connector>
        <draw:connector draw:style-name="gr4" draw:text-style-name="P2" draw:layer="layout" svg:x1="6.237cm" svg:y1="6.893cm" svg:x2="7.517cm" svg:y2="8.753cm" draw:start-shape="id2" draw:start-glue-point="7" draw:end-shape="id4" draw:end-glue-point="5" svg:d="m6237 6893h640v1860h640">
          <text:p/>
        </draw:connector>
        <draw:custom-shape draw:style-name="gr2" draw:text-style-name="P2" xml:id="id7" draw:id="id7" draw:layer="layout" svg:width="1.8cm" svg:height="0.4cm" svg:x="7.221cm" svg:y="11.8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5" draw:id="id5" draw:layer="layout" svg:width="3.4cm" svg:height="1cm" svg:x="7.015cm" svg:y="6.308cm">
          <text:p text:style-name="P1"><text:span text:style-name="T1">Trade.getDirection() == BU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svg:x1="5.925cm" svg:y1="4.958cm" svg:x2="8.715cm" svg:y2="6.308cm" draw:start-shape="id1" draw:start-glue-point="7" draw:end-shape="id5" draw:end-glue-point="4" svg:d="m5925 4958h2790v1350">
          <text:p text:style-name="P1"><text:span text:style-name="T1">Yes</text:span></text:p>
        </draw:connector>
        <draw:custom-shape draw:style-name="gr2" draw:text-style-name="P2" xml:id="id3" draw:id="id3" draw:layer="layout" svg:width="3.7cm" svg:height="0.7cm" svg:x="2.475cm" svg:y="7.908cm">
          <text:p text:style-name="P1"><text:span text:style-name="T1">Increase openQty</text:span></text:p>
          <text:p text:style-name="P1"><text:span text:style-name="T1">openQty +=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4.1cm" svg:height="0.689cm" svg:x="7.517cm" svg:y="8.408cm">
          <text:p text:style-name="P1"><text:span text:style-name="T1">Increase closeQty</text:span></text:p>
          <text:p text:style-name="P1"><text:span text:style-name="T1">closeQty +=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8.715cm" svg:y1="7.308cm" svg:x2="6.175cm" svg:y2="8.258cm" draw:start-shape="id5" draw:start-glue-point="6" draw:end-shape="id3" svg:d="m8715 7308v950h-2540">
          <text:p/>
        </draw:connector>
        <draw:connector draw:style-name="gr3" draw:text-style-name="P2" draw:layer="layout" svg:x1="10.415cm" svg:y1="6.808cm" svg:x2="11.617cm" svg:y2="8.752cm" draw:start-shape="id5" draw:start-glue-point="7" draw:end-shape="id4" svg:d="m10415 6808h1704v1944h-502">
          <text:p text:style-name="P1"><text:span text:style-name="T1">No</text:span></text:p>
        </draw:connector>
        <draw:custom-shape draw:style-name="gr2" draw:text-style-name="P2" xml:id="id9" draw:id="id9" draw:layer="layout" svg:width="5.1cm" svg:height="1cm" svg:x="1.775cm" svg:y="9.208cm">
          <text:p text:style-name="P1"><text:span text:style-name="T1">Calculate open price</text:span></text:p>
          <text:p text:style-name="P1"><text:span text:style-name="T1">openVolume += Trade.Volume</text:span></text:p>
          <text:p text:style-name="P1"><text:span text:style-name="T1">openPrice += Trade.Price *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4.325cm" svg:y1="8.608cm" svg:x2="4.318cm" svg:y2="9.208cm" draw:start-shape="id3" draw:start-glue-point="6" svg:d="m4325 8608-7 600">
          <text:p/>
        </draw:connector>
        <draw:custom-shape draw:style-name="gr2" draw:text-style-name="P2" xml:id="id6" draw:id="id6" draw:layer="layout" svg:width="5.1cm" svg:height="1cm" svg:x="7.015cm" svg:y="9.714cm">
          <text:p text:style-name="P1"><text:span text:style-name="T1">Calculate close price</text:span></text:p>
          <text:p text:style-name="P1"><text:span text:style-name="T1">closeVolume += Trade.Volume</text:span></text:p>
          <text:p text:style-name="P1"><text:span text:style-name="T1">closePrice += Trade.Price *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9.567cm" svg:y1="9.097cm" svg:x2="9.565cm" svg:y2="9.714cm" draw:start-shape="id4" draw:start-glue-point="6" draw:end-shape="id6" draw:end-glue-point="4" svg:d="m9567 9097-2 617">
          <text:p/>
        </draw:connector>
        <draw:frame draw:style-name="gr5" draw:text-style-name="P3" draw:layer="layout" svg:width="0.773cm" svg:height="0.493cm" svg:x="6.127cm" svg:y="6.307cm">
          <draw:text-box>
            <text:p><text:span text:style-name="T1">No</text:span></text:p>
          </draw:text-box>
        </draw:frame>
        <draw:frame draw:style-name="gr5" draw:text-style-name="P3" draw:layer="layout" svg:width="0.845cm" svg:height="0.493cm" svg:x="8.07cm" svg:y="7.408cm">
          <draw:text-box>
            <text:p><text:span text:style-name="T1">Yes</text:span></text:p>
          </draw:text-box>
        </draw:frame>
        <draw:connector draw:style-name="gr4" draw:text-style-name="P1" draw:layer="layout" svg:x1="9.565cm" svg:y1="10.714cm" svg:x2="8.121cm" svg:y2="11.8cm" draw:start-shape="id6" draw:start-glue-point="6" draw:end-shape="id7" draw:end-glue-point="4" svg:d="m9565 10714v544h-1444v542">
          <text:p/>
        </draw:connector>
        <draw:connector draw:style-name="gr4" draw:text-style-name="P1" draw:layer="layout" draw:type="line" svg:x1="4.326cm" svg:y1="1.7cm" svg:x2="4.312cm" svg:y2="2.6cm" draw:start-shape="id8" draw:start-glue-point="6" svg:d="m4326 1700-14 900">
          <text:p/>
        </draw:connector>
        <draw:connector draw:style-name="gr4" draw:text-style-name="P1" draw:layer="layout" svg:x1="4.325cm" svg:y1="10.208cm" svg:x2="8.121cm" svg:y2="11.8cm" draw:start-shape="id9" draw:start-glue-point="6" draw:end-shape="id7" draw:end-glue-point="4" svg:d="m4325 10208v797h3796v795">
          <text:p/>
        </draw:connector>
        <draw:frame draw:style-name="gr5" draw:layer="layout" svg:width="4.037cm" svg:height="0.963cm" svg:x="14.863cm" svg:y="0.937cm">
          <draw:text-box>
            <text:p>TradeReport</text:p>
          </draw:text-box>
        </draw:frame>
        <draw:custom-shape draw:style-name="gr2" draw:text-style-name="P2" xml:id="id10" draw:id="id10" draw:layer="layout" svg:width="2.7cm" svg:height="0.7cm" svg:x="15.3cm" svg:y="1.9cm">
          <text:p text:style-name="P1"><text:span text:style-name="T1">Start</text:span></text:p>
          <text:p text:style-name="P1"><text:span text:style-name="T1">TradeReport(Trad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1" draw:id="id11" draw:layer="layout" svg:width="5.3cm" svg:height="0.5cm" svg:x="14cm" svg:y="3.2cm">
          <text:p text:style-name="P1"><text:span text:style-name="T1">Type = trade.getDirection() == BUY ? LONG : SH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6.65cm" svg:y1="2.6cm" svg:x2="16.65cm" svg:y2="3.2cm" draw:start-shape="id10" draw:start-glue-point="6" draw:end-shape="id11" draw:end-glue-point="4" svg:d="m16650 2600v600">
          <text:p/>
        </draw:connector>
        <draw:custom-shape draw:style-name="gr2" draw:text-style-name="P2" xml:id="id12" draw:id="id12" draw:layer="layout" svg:width="5.2cm" svg:height="0.381cm" svg:x="14.05cm" svg:y="4.319cm">
          <text:p text:style-name="P1"><text:span text:style-name="T1">addTrade(trad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draw:type="line" svg:x1="16.65cm" svg:y1="3.7cm" svg:x2="16.65cm" svg:y2="4.319cm" draw:start-shape="id11" draw:start-glue-point="6" draw:end-shape="id12" draw:end-glue-point="0" svg:d="m16650 3700v619">
          <text:p/>
        </draw:connector>
        <draw:custom-shape draw:style-name="gr2" draw:text-style-name="P2" xml:id="id13" draw:id="id13" draw:layer="layout" svg:width="2.2cm" svg:height="0.5cm" svg:x="15.55cm" svg:y="5.3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1" draw:layer="layout" draw:type="line" svg:x1="16.65cm" svg:y1="4.7cm" svg:x2="16.65cm" svg:y2="5.3cm" draw:start-shape="id12" draw:start-glue-point="2" draw:end-shape="id13" draw:end-glue-point="4" svg:d="m16650 4700v600">
          <text:p/>
        </draw:connector>
        <draw:custom-shape draw:style-name="gr2" draw:text-style-name="P2" xml:id="id14" draw:id="id14" draw:layer="layout" svg:width="4.251cm" svg:height="1cm" svg:x="2.2cm" svg:y="2.6cm">
          <text:p text:style-name="P1"><text:span text:style-name="T1">canAppendToReport(Trade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2" draw:layer="layout" draw:type="line" svg:x1="4.313cm" svg:y1="3.6cm" svg:x2="4.325cm" svg:y2="4.508cm" draw:end-shape="id1" draw:end-glue-point="4" svg:d="m4313 3600 12 908">
          <text:p/>
        </draw:connector>
        <draw:frame draw:style-name="gr5" draw:text-style-name="P3" draw:layer="layout" svg:width="0.845cm" svg:height="0.493cm" svg:x="3.227cm" svg:y="3.507cm">
          <draw:text-box>
            <text:p><text:span text:style-name="T1">Yes</text:span></text:p>
          </draw:text-box>
        </draw:frame>
        <draw:custom-shape draw:style-name="gr2" draw:text-style-name="P2" xml:id="id15" draw:id="id15" draw:layer="layout" svg:width="3.4cm" svg:height="0.7cm" svg:x="8.3cm" svg:y="2.7cm">
          <text:p text:style-name="P1"><text:span text:style-name="T1">Throw new TradeReportExceptio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6.451cm" svg:y1="3.1cm" svg:x2="8.3cm" svg:y2="3.05cm" draw:start-shape="id14" draw:start-glue-point="7" draw:end-shape="id15" svg:d="m6451 3100 1849-50">
          <text:p/>
        </draw:connector>
        <draw:frame draw:style-name="gr5" draw:text-style-name="P3" draw:layer="layout" svg:width="0.773cm" svg:height="0.493cm" svg:x="6.355cm" svg:y="2.407cm">
          <draw:text-box>
            <text:p><text:span text:style-name="T1">No</text:span></text:p>
          </draw:text-box>
        </draw:frame>
        <draw:connector draw:style-name="gr4" draw:text-style-name="P2" draw:layer="layout" draw:line-skew="0.698cm" svg:x1="11.7cm" svg:y1="3.05cm" svg:x2="9.021cm" svg:y2="12cm" draw:start-shape="id15" draw:start-glue-point="7" draw:end-shape="id7" draw:end-glue-point="7" svg:d="m11700 3050h1200v8950h-3879">
          <text:p/>
        </draw:connector>
        <draw:custom-shape draw:style-name="gr2" draw:text-style-name="P2" xml:id="id23" draw:id="id23" draw:layer="layout" svg:width="2.9cm" svg:height="0.6cm" svg:x="6.4cm" svg:y="13.4cm">
          <text:p text:style-name="P1"><text:span text:style-name="T1">Start</text:span></text:p>
          <text:p text:style-name="P1"><text:span text:style-name="T1">canAppendToReport(Trad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6" draw:id="id16" draw:layer="layout" svg:width="3.5cm" svg:height="1cm" svg:x="6.1cm" svg:y="14.7cm">
          <text:p text:style-name="P1"><text:span text:style-name="T1">Type == PositionType.LONG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17" draw:id="id17" draw:layer="layout" svg:width="3.4cm" svg:height="1cm" svg:x="2.7cm" svg:y="15.8cm">
          <text:p text:style-name="P1"><text:span text:style-name="T1">Trade.getDirection() == SEL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18" draw:id="id18" draw:layer="layout" svg:width="3.4cm" svg:height="1cm" svg:x="10.6cm" svg:y="15.8cm">
          <text:p text:style-name="P1"><text:span text:style-name="T1">Trade.getDirection() == BU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2" draw:layer="layout" svg:x1="6.1cm" svg:y1="15.2cm" svg:x2="4.4cm" svg:y2="15.8cm" draw:start-shape="id16" draw:start-glue-point="5" draw:end-shape="id17" draw:end-glue-point="4" svg:d="m6100 15200h-1700v600">
          <text:p/>
        </draw:connector>
        <draw:connector draw:style-name="gr4" draw:text-style-name="P2" draw:layer="layout" svg:x1="9.6cm" svg:y1="15.2cm" svg:x2="12.3cm" svg:y2="15.8cm" draw:start-shape="id16" draw:start-glue-point="7" draw:end-shape="id18" draw:end-glue-point="4" svg:d="m9600 15200h2700v600">
          <text:p/>
        </draw:connector>
        <draw:custom-shape draw:style-name="gr2" draw:text-style-name="P2" xml:id="id20" draw:id="id20" draw:layer="layout" svg:width="2.4cm" svg:height="0.7cm" svg:x="8cm" svg:y="19.5cm">
          <text:p text:style-name="P1"><text:span text:style-name="T1">Valid = tr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2.7cm" svg:y1="16.3cm" svg:x2="4.7cm" svg:y2="18.2cm" draw:start-shape="id17" draw:start-glue-point="5" draw:end-shape="id19" draw:end-glue-point="4" svg:d="m2700 16300h-501v1201h2501v699">
          <text:p text:style-name="P1"><text:span text:style-name="T1">Yes</text:span></text:p>
        </draw:connector>
        <draw:connector draw:style-name="gr4" draw:text-style-name="P2" draw:layer="layout" svg:x1="14cm" svg:y1="16.3cm" svg:x2="4.7cm" svg:y2="18.2cm" draw:start-shape="id18" draw:start-glue-point="7" draw:end-shape="id19" draw:end-glue-point="4" svg:d="m14000 16300h502v1201h-9802v699">
          <text:p/>
        </draw:connector>
        <draw:custom-shape draw:style-name="gr2" draw:text-style-name="P2" xml:id="id21" draw:id="id21" draw:layer="layout" svg:width="3.2cm" svg:height="0.9cm" svg:x="6.6cm" svg:y="21cm">
          <text:p text:style-name="P1"><text:span text:style-name="T1">return Valid</text:span></text:p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2" draw:layer="layout" svg:x1="10.4cm" svg:y1="19.85cm" svg:x2="9.8cm" svg:y2="21.45cm" draw:start-shape="id20" draw:start-glue-point="7" draw:end-shape="id21" draw:end-glue-point="7" svg:d="m10400 19850h502v1600h-1102">
          <text:p/>
        </draw:connector>
        <draw:frame draw:style-name="gr5" draw:text-style-name="P3" draw:layer="layout" svg:width="0.845cm" svg:height="0.493cm" svg:x="5.4cm" svg:y="14.407cm">
          <draw:text-box>
            <text:p><text:span text:style-name="T1">Yes</text:span></text:p>
          </draw:text-box>
        </draw:frame>
        <draw:frame draw:style-name="gr5" draw:text-style-name="P3" draw:layer="layout" svg:width="0.773cm" svg:height="0.493cm" svg:x="9.5cm" svg:y="14.407cm">
          <draw:text-box>
            <text:p><text:span text:style-name="T1">No</text:span></text:p>
          </draw:text-box>
        </draw:frame>
        <draw:custom-shape draw:style-name="gr2" draw:text-style-name="P2" xml:id="id19" draw:id="id19" draw:layer="layout" svg:width="4.4cm" svg:height="1.4cm" svg:x="2.5cm" svg:y="18.2cm">
          <text:p text:style-name="P1"><text:span text:style-name="T1">Trade.getQty &gt; getUncoveredQty(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svg:x1="6.9cm" svg:y1="18.9cm" svg:x2="8cm" svg:y2="19.85cm" draw:start-shape="id19" draw:start-glue-point="7" draw:end-shape="id20" draw:end-glue-point="5" svg:d="m6900 18900h551v950h549">
          <text:p text:style-name="P1"><text:span text:style-name="T1">No</text:span></text:p>
        </draw:connector>
        <draw:custom-shape draw:style-name="gr2" draw:text-style-name="P2" xml:id="id22" draw:id="id22" draw:layer="layout" svg:width="3cm" svg:height="0.9cm" svg:x="2.7cm" svg:y="20.2cm">
          <text:p text:style-name="P1"><text:span text:style-name="T1">Valid = fal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2.5cm" svg:y1="18.9cm" svg:x2="2.7cm" svg:y2="20.65cm" draw:start-shape="id19" draw:start-glue-point="5" draw:end-shape="id22" draw:end-glue-point="5" svg:d="m2500 18900h-501v1750h701">
          <text:p text:style-name="P1"><text:span text:style-name="T1">Yes</text:span></text:p>
        </draw:connector>
        <draw:connector draw:style-name="gr4" draw:text-style-name="P2" draw:layer="layout" svg:x1="4.2cm" svg:y1="21.1cm" svg:x2="6.6cm" svg:y2="21.45cm" draw:start-shape="id22" draw:start-glue-point="6" draw:end-shape="id21" draw:end-glue-point="5" svg:d="m4200 21100v350h2400">
          <text:p/>
        </draw:connector>
        <draw:connector draw:style-name="gr4" draw:text-style-name="P2" draw:layer="layout" svg:x1="6.1cm" svg:y1="16.3cm" svg:x2="9.2cm" svg:y2="19.5cm" draw:start-shape="id17" draw:start-glue-point="7" draw:end-shape="id20" draw:end-glue-point="4" svg:d="m6100 16300h3100v3200">
          <text:p/>
        </draw:connector>
        <draw:connector draw:style-name="gr4" draw:text-style-name="P2" draw:layer="layout" svg:x1="10.6cm" svg:y1="16.3cm" svg:x2="9.2cm" svg:y2="19.5cm" draw:start-shape="id18" draw:start-glue-point="5" draw:end-shape="id20" draw:end-glue-point="4" svg:d="m10600 16300h-1400v3200">
          <text:p/>
        </draw:connector>
        <draw:frame draw:style-name="gr5" draw:text-style-name="P3" draw:layer="layout" svg:width="0.845cm" svg:height="0.493cm" svg:x="14.7cm" svg:y="16cm">
          <draw:text-box>
            <text:p><text:span text:style-name="T1">Yes</text:span></text:p>
          </draw:text-box>
        </draw:frame>
        <draw:frame draw:style-name="gr5" draw:text-style-name="P3" draw:layer="layout" svg:width="0.773cm" svg:height="0.493cm" svg:x="6.027cm" svg:y="15.8cm">
          <draw:text-box>
            <text:p><text:span text:style-name="T1">No</text:span></text:p>
          </draw:text-box>
        </draw:frame>
        <draw:frame draw:style-name="gr5" draw:text-style-name="P3" draw:layer="layout" svg:width="0.773cm" svg:height="0.493cm" svg:x="9.927cm" svg:y="15.707cm">
          <draw:text-box>
            <text:p><text:span text:style-name="T1">No</text:span></text:p>
          </draw:text-box>
        </draw:frame>
        <draw:connector draw:style-name="gr4" draw:text-style-name="P2" draw:layer="layout" draw:type="line" svg:x1="7.85cm" svg:y1="14cm" svg:x2="7.85cm" svg:y2="14.7cm" draw:start-shape="id23" draw:start-glue-point="6" draw:end-shape="id16" draw:end-glue-point="4" svg:d="m7850 14000v700">
          <text:p/>
        </draw:connector>
      </draw:page>
      <draw:page draw:name="page2" draw:style-name="dp1" draw:master-page-name="Обычный">
        <draw:rect draw:style-name="gr6" draw:text-style-name="P2" draw:layer="layout" svg:width="19cm" svg:height="25.4cm" svg:x="1cm" svg:y="1cm">
          <text:p/>
        </draw:rect>
        <draw:custom-shape draw:style-name="gr2" draw:text-style-name="P2" xml:id="id24" draw:id="id24" draw:layer="layout" svg:width="3.1cm" svg:height="0.8cm" svg:x="2.65cm" svg:y="1.2cm">
          <text:p text:style-name="P1"><text:span text:style-name="T1">Start</text:span></text:p>
          <text:p text:style-name="P1"><text:span text:style-name="T1">openTradeReport(Trad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6" draw:id="id26" draw:layer="layout" svg:width="5.2cm" svg:height="0.5cm" svg:x="1.6cm" svg:y="3.7cm">
          <text:p text:style-name="P1"><text:span text:style-name="T1">Trades.put(Trade.getSecurityDescriptor(), repor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5" draw:id="id25" draw:layer="layout" svg:width="4.4cm" svg:height="0.5cm" svg:x="2cm" svg:y="2.6cm">
          <text:p text:style-name="P1"><text:span text:style-name="T1">report = new TradeReport(Trad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28" draw:id="id28" draw:layer="layout" svg:width="2.5cm" svg:height="0.7cm" svg:x="2.95cm" svg:y="5.9cm">
          <text:p text:style-name="P1"><text:span text:style-name="T1">return r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9" draw:id="id29" draw:layer="layout" svg:width="2.3cm" svg:height="0.7cm" svg:x="3.05cm" svg:y="7.2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2" draw:layer="layout" draw:type="line" svg:x1="4.2cm" svg:y1="2cm" svg:x2="4.2cm" svg:y2="2.6cm" draw:start-shape="id24" draw:start-glue-point="6" draw:end-shape="id25" draw:end-glue-point="0" svg:d="m4200 2000v600">
          <text:p/>
        </draw:connector>
        <draw:connector draw:style-name="gr4" draw:text-style-name="P2" draw:layer="layout" draw:type="line" svg:x1="4.2cm" svg:y1="3.1cm" svg:x2="4.2cm" svg:y2="3.7cm" draw:start-shape="id25" draw:start-glue-point="2" draw:end-shape="id26" draw:end-glue-point="4" svg:d="m4200 3100v600">
          <text:p/>
        </draw:connector>
        <draw:custom-shape draw:style-name="gr2" draw:text-style-name="P2" xml:id="id27" draw:id="id27" draw:layer="layout" svg:width="4.1cm" svg:height="0.6cm" svg:x="2.15cm" svg:y="4.7cm">
          <text:p text:style-name="P1"><text:span text:style-name="T1">fireTradeReportOpened(repor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4.2cm" svg:y1="4.2cm" svg:x2="4.2cm" svg:y2="4.7cm" draw:start-shape="id26" draw:start-glue-point="6" draw:end-shape="id27" draw:end-glue-point="4" svg:d="m4200 4200v500">
          <text:p/>
        </draw:connector>
        <draw:connector draw:style-name="gr4" draw:text-style-name="P2" draw:layer="layout" draw:type="line" svg:x1="4.2cm" svg:y1="5.3cm" svg:x2="4.2cm" svg:y2="5.9cm" draw:start-shape="id27" draw:start-glue-point="6" draw:end-shape="id28" draw:end-glue-point="4" svg:d="m4200 5300v600">
          <text:p/>
        </draw:connector>
        <draw:connector draw:style-name="gr4" draw:text-style-name="P2" draw:layer="layout" draw:type="line" svg:x1="4.2cm" svg:y1="6.6cm" svg:x2="4.2cm" svg:y2="7.2cm" draw:start-shape="id28" draw:start-glue-point="6" draw:end-shape="id29" draw:end-glue-point="4" svg:d="m4200 6600v600">
          <text:p/>
        </draw:connector>
        <draw:custom-shape draw:style-name="gr2" draw:text-style-name="P2" xml:id="id30" draw:id="id30" draw:layer="layout" svg:width="2.7cm" svg:height="0.9cm" svg:x="9.25cm" svg:y="1.2cm">
          <text:p text:style-name="P1"><text:span text:style-name="T1">Start</text:span></text:p>
          <text:p text:style-name="P1"><text:span text:style-name="T1">closeTradeReport(report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31" draw:id="id31" draw:layer="layout" svg:width="4.1cm" svg:height="0.6cm" svg:x="8.55cm" svg:y="2.6cm">
          <text:p text:style-name="P1"><text:span text:style-name="T1">Trades.remove(report.getSecurity()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2" draw:id="id32" draw:layer="layout" svg:width="4.2cm" svg:height="0.5cm" svg:x="8.5cm" svg:y="3.7cm">
          <text:p text:style-name="P1"><text:span text:style-name="T1">fireTradeReportClosed(repor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3" draw:id="id33" draw:layer="layout" svg:width="2.6cm" svg:height="0.7cm" svg:x="9.3cm" svg:y="4.9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2" draw:layer="layout" draw:type="line" svg:x1="10.6cm" svg:y1="2.1cm" svg:x2="10.6cm" svg:y2="2.6cm" draw:start-shape="id30" draw:start-glue-point="6" draw:end-shape="id31" draw:end-glue-point="4" svg:d="m10600 2100v500">
          <text:p/>
        </draw:connector>
        <draw:connector draw:style-name="gr4" draw:text-style-name="P2" draw:layer="layout" draw:type="line" svg:x1="10.6cm" svg:y1="3.2cm" svg:x2="10.6cm" svg:y2="3.7cm" draw:start-shape="id31" draw:start-glue-point="6" draw:end-shape="id32" draw:end-glue-point="4" svg:d="m10600 3200v500">
          <text:p/>
        </draw:connector>
        <draw:connector draw:style-name="gr4" draw:text-style-name="P2" draw:layer="layout" draw:type="line" svg:x1="10.6cm" svg:y1="4.2cm" svg:x2="10.6cm" svg:y2="4.9cm" draw:start-shape="id32" draw:start-glue-point="6" draw:end-shape="id33" draw:end-glue-point="4" svg:d="m10600 4200v700">
          <text:p/>
        </draw:connector>
        <draw:frame draw:style-name="gr5" draw:text-style-name="P4" draw:layer="layout" svg:width="4.181cm" svg:height="0.963cm" svg:x="15.4cm" svg:y="1.037cm">
          <draw:text-box>
            <text:p><text:span text:style-name="T2">ActiveTrades</text:span></text:p>
          </draw:text-box>
        </draw:frame>
        <draw:custom-shape draw:style-name="gr2" draw:text-style-name="P2" xml:id="id36" draw:id="id36" draw:layer="layout" svg:width="2.1cm" svg:height="0.6cm" svg:x="5.067cm" svg:y="8.6cm">
          <text:p text:style-name="P1"><text:span text:style-name="T1">Start</text:span></text:p>
          <text:p text:style-name="P1"><text:span text:style-name="T1">addTrade(Trad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37" draw:id="id37" draw:layer="layout" svg:width="2.881cm" svg:height="0.6cm" svg:x="1.619cm" svg:y="11.5cm">
          <text:p text:style-name="P1"><text:span text:style-name="T1">report = trades.get(</text:span></text:p>
          <text:p text:style-name="P1"><text:span text:style-name="T1">Trade.getSecurity()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4" draw:id="id34" draw:layer="layout" svg:width="4cm" svg:height="1.6cm" svg:x="4.117cm" svg:y="9.826cm">
          <text:p text:style-name="P1"><text:span text:style-name="T1">trades.containKey(</text:span></text:p>
          <text:p text:style-name="P1"><text:span text:style-name="T1">Trade.getSecurity()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0.773cm" svg:height="0.493cm" svg:x="8.29cm" svg:y="10.007cm">
          <draw:text-box>
            <text:p><text:span text:style-name="T1">No</text:span></text:p>
          </draw:text-box>
        </draw:frame>
        <draw:frame draw:style-name="gr5" draw:text-style-name="P3" draw:layer="layout" svg:width="0.845cm" svg:height="0.493cm" svg:x="3.055cm" svg:y="9.907cm">
          <draw:text-box>
            <text:p><text:span text:style-name="T1">Yes</text:span></text:p>
          </draw:text-box>
        </draw:frame>
        <draw:connector draw:style-name="gr4" draw:text-style-name="P1" draw:layer="layout" svg:x1="8.117cm" svg:y1="10.626cm" svg:x2="12.2cm" svg:y2="11.2cm" draw:start-shape="id34" draw:start-glue-point="7" draw:end-shape="id35" draw:end-glue-point="0" svg:d="m8117 10626h4083v574">
          <text:p/>
        </draw:connector>
        <draw:connector draw:style-name="gr4" draw:text-style-name="P1" draw:layer="layout" draw:type="line" svg:x1="6.117cm" svg:y1="9.2cm" svg:x2="6.117cm" svg:y2="9.826cm" draw:start-shape="id36" draw:start-glue-point="6" draw:end-shape="id34" draw:end-glue-point="4" svg:d="m6117 9200v626">
          <text:p/>
        </draw:connector>
        <draw:custom-shape draw:style-name="gr2" draw:text-style-name="P2" xml:id="id38" draw:id="id38" draw:layer="layout" svg:width="4.4cm" svg:height="1.2cm" svg:x="2.2cm" svg:y="13.5cm">
          <text:p text:style-name="P1"><text:span text:style-name="T1">report.canAppendToReport(Trade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3.06cm" svg:y1="12.1cm" svg:x2="4.4cm" svg:y2="13.5cm" draw:start-shape="id37" draw:start-glue-point="6" draw:end-shape="id38" draw:end-glue-point="4" svg:d="m3060 12100v701h1340v699">
          <text:p/>
        </draw:connector>
        <draw:connector draw:style-name="gr4" draw:text-style-name="P1" draw:layer="layout" svg:x1="12.2cm" svg:y1="12.1cm" svg:x2="4.4cm" svg:y2="13.5cm" draw:start-shape="id35" draw:start-glue-point="2" draw:end-shape="id38" draw:end-glue-point="4" svg:d="m12200 12100v701h-7800v699">
          <text:p/>
        </draw:connector>
        <draw:frame draw:style-name="gr5" draw:text-style-name="P3" draw:layer="layout" svg:width="0.845cm" svg:height="0.493cm" svg:x="1.555cm" svg:y="13.6cm">
          <draw:text-box>
            <text:p><text:span text:style-name="T1">Yes</text:span></text:p>
          </draw:text-box>
        </draw:frame>
        <draw:custom-shape draw:style-name="gr2" draw:text-style-name="P2" xml:id="id39" draw:id="id39" draw:layer="layout" svg:width="7.2cm" svg:height="2.717cm" svg:x="12.5cm" svg:y="15cm">
          <text:p text:style-name="P1"><text:span text:style-name="T1">Trade1 = new Trade();</text:span></text:p>
          <text:p text:style-name="P1"><text:span text:style-name="T1">Trade1.setPrice(Trade.getPrice())</text:span></text:p>
          <text:p text:style-name="P1"><text:span text:style-name="T1">Trade1.setDirection(Trade.getDirection())</text:span></text:p>
          <text:p text:style-name="P1"><text:span text:style-name="T1">Trade1.setQty(TradeReport.getUncoveredQty())</text:span></text:p>
          <text:p text:style-name="P1"><text:span text:style-name="T1">Trade1.setVolume(Trade.getVolume()/Trade.getQty()*Trade1.getQty())</text:span></text:p>
          <text:p text:style-name="P1"><text:span text:style-name="T1"/></text:p>
          <text:p text:style-name="P1"><text:span text:style-name="T1">Trade2 = new Trade()</text:span></text:p>
          <text:p text:style-name="P1"><text:span text:style-name="T1">Trade2.setPrice(Trade.getPrice())</text:span></text:p>
          <text:p text:style-name="P1"><text:span text:style-name="T1">Trade2.setDirection(Trade.getDirection())</text:span></text:p>
          <text:p text:style-name="P1"><text:span text:style-name="T1">Trade2.setQty(Trade.getQty() - TradeReport.getUncoveredQty())</text:span></text:p>
          <text:p text:style-name="P1"><text:span text:style-name="T1">Trade2.setVolume(Trade.getVolume()/Trade.getQty()*Trade2.getQty()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6.6cm" svg:y1="14.1cm" svg:x2="16.1cm" svg:y2="15cm" draw:start-shape="id38" draw:start-glue-point="7" draw:end-shape="id39" draw:end-glue-point="4" svg:d="m6600 14100h9500v900">
          <text:p/>
        </draw:connector>
        <draw:connector draw:style-name="gr4" draw:text-style-name="P2" draw:layer="layout" draw:type="line" svg:x1="9.125cm" svg:y1="16.758cm" svg:x2="9.1cm" svg:y2="17.4cm" draw:start-shape="id40" draw:start-glue-point="2" draw:end-shape="id41" draw:end-glue-point="0" svg:d="m9125 16758-25 642">
          <text:p/>
        </draw:connector>
        <draw:custom-shape draw:style-name="gr2" draw:text-style-name="P2" xml:id="id47" draw:id="id47" draw:layer="layout" svg:width="3cm" svg:height="0.7cm" svg:x="15cm" svg:y="22.2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5" draw:text-style-name="P3" draw:layer="layout" svg:width="0.773cm" svg:height="0.493cm" svg:x="6.927cm" svg:y="13.6cm">
          <draw:text-box>
            <text:p><text:span text:style-name="T1">No</text:span></text:p>
          </draw:text-box>
        </draw:frame>
        <draw:connector draw:style-name="gr4" draw:text-style-name="P1" draw:layer="layout" svg:x1="2.2cm" svg:y1="14.1cm" svg:x2="3.4cm" svg:y2="16.6cm" draw:start-shape="id38" draw:start-glue-point="5" draw:end-shape="id42" draw:end-glue-point="0" svg:d="m2200 14100h-501v1551h1701v949">
          <text:p/>
        </draw:connector>
        <draw:connector draw:style-name="gr4" draw:text-style-name="P1" draw:layer="layout" svg:x1="12.5cm" svg:y1="16.359cm" svg:x2="11.025cm" svg:y2="16.358cm" draw:start-shape="id39" draw:start-glue-point="5" draw:end-shape="id40" draw:end-glue-point="1" svg:d="m12500 16359h-737v-1h-738">
          <text:p/>
        </draw:connector>
        <draw:custom-shape draw:style-name="gr2" draw:text-style-name="P2" xml:id="id43" draw:id="id43" draw:layer="layout" svg:width="4.6cm" svg:height="0.9cm" svg:x="6.8cm" svg:y="18.9cm">
          <text:p text:style-name="P1"><text:span text:style-name="T1">report = openTradeReport(Trade2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draw:type="line" svg:x1="9.1cm" svg:y1="18.2cm" svg:x2="9.1cm" svg:y2="18.9cm" draw:start-shape="id41" draw:start-glue-point="2" draw:end-shape="id43" svg:d="m9100 18200v700">
          <text:p/>
        </draw:connector>
        <draw:custom-shape draw:style-name="gr2" draw:text-style-name="P2" xml:id="id44" draw:id="id44" draw:layer="layout" svg:width="3.3cm" svg:height="1.1cm" svg:x="4.7cm" svg:y="22.5cm">
          <text:p text:style-name="P1"><text:span text:style-name="T1">report.isOpened(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45" draw:id="id45" draw:layer="layout" svg:width="3.4cm" svg:height="0.7cm" svg:x="9.2cm" svg:y="21.6cm">
          <text:p text:style-name="P1"><text:span text:style-name="T1">fireOnTradeReportChanged(repor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3.4cm" svg:y1="17.4cm" svg:x2="4.7cm" svg:y2="23.05cm" draw:start-shape="id42" draw:start-glue-point="2" draw:end-shape="id44" draw:end-glue-point="5" svg:d="m3400 17400v5650h1300">
          <text:p/>
        </draw:connector>
        <draw:connector draw:style-name="gr4" draw:text-style-name="P1" draw:layer="layout" svg:x1="6.8cm" svg:y1="19.35cm" svg:x2="4.7cm" svg:y2="23.05cm" draw:start-shape="id43" draw:start-glue-point="3" draw:end-shape="id44" draw:end-glue-point="5" svg:d="m6800 19350h-2601v3700h501">
          <text:p/>
        </draw:connector>
        <draw:connector draw:style-name="gr4" draw:text-style-name="P1" draw:layer="layout" svg:x1="6.35cm" svg:y1="22.5cm" svg:x2="9.2cm" svg:y2="21.95cm" draw:start-shape="id44" draw:start-glue-point="4" draw:end-shape="id45" draw:end-glue-point="5" svg:d="m6350 22500v-550h2850">
          <text:p/>
        </draw:connector>
        <draw:connector draw:style-name="gr4" draw:text-style-name="P1" draw:layer="layout" svg:x1="6.35cm" svg:y1="23.6cm" svg:x2="10.95cm" svg:y2="23.5cm" draw:start-shape="id44" draw:start-glue-point="6" draw:end-shape="id46" draw:end-glue-point="2" svg:d="m6350 23600v502h4600v-602">
          <text:p/>
        </draw:connector>
        <draw:connector draw:style-name="gr4" draw:text-style-name="P1" draw:layer="layout" draw:line-skew="-0.151cm" svg:x1="12.9cm" svg:y1="23.05cm" svg:x2="15cm" svg:y2="22.55cm" draw:start-shape="id46" draw:start-glue-point="1" draw:end-shape="id47" draw:end-glue-point="5" svg:d="m12900 23050h900v-500h1200">
          <text:p/>
        </draw:connector>
        <draw:connector draw:style-name="gr4" draw:text-style-name="P1" draw:layer="layout" svg:x1="12.6cm" svg:y1="21.95cm" svg:x2="15cm" svg:y2="22.55cm" draw:start-shape="id45" draw:start-glue-point="7" draw:end-shape="id47" svg:d="m12600 21950h1201v600h1199">
          <text:p/>
        </draw:connector>
        <draw:connector draw:style-name="gr4" draw:text-style-name="P1" draw:layer="layout" svg:x1="4.117cm" svg:y1="10.626cm" svg:x2="3.06cm" svg:y2="11.5cm" draw:start-shape="id34" draw:start-glue-point="5" draw:end-shape="id37" draw:end-glue-point="4" svg:d="m4117 10626h-1057v874">
          <text:p/>
        </draw:connector>
        <draw:custom-shape draw:style-name="gr2" draw:text-style-name="P2" xml:id="id35" draw:id="id35" draw:layer="layout" svg:width="4.1cm" svg:height="0.9cm" svg:x="10.15cm" svg:y="11.2cm">
          <text:p text:style-name="P1"><text:span text:style-name="T1">report =openTradeReport(Trad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40" draw:id="id40" draw:layer="layout" svg:width="3.8cm" svg:height="0.8cm" svg:x="7.225cm" svg:y="15.958cm">
          <text:p text:style-name="P1"><text:span text:style-name="T1">report.addTrade(Trade1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42" draw:id="id42" draw:layer="layout" svg:width="4.2cm" svg:height="0.8cm" svg:x="1.3cm" svg:y="16.6cm">
          <text:p text:style-name="P1"><text:span text:style-name="T1">report.addTrade(Trad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41" draw:id="id41" draw:layer="layout" svg:width="4.2cm" svg:height="0.8cm" svg:x="7cm" svg:y="17.4cm">
          <text:p text:style-name="P1"><text:span text:style-name="T1">closeTradeReport(report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46" draw:id="id46" draw:layer="layout" svg:width="3.9cm" svg:height="0.9cm" svg:x="9cm" svg:y="22.6cm">
          <text:p text:style-name="P1"><text:span text:style-name="T1">closeTradeReport(report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uan Kaktus</meta:initial-creator>
    <meta:creation-date>2013-04-17T20:03:23.70</meta:creation-date>
    <dc:date>2013-04-23T23:14:22.57</dc:date>
    <dc:creator>Huan Kaktus</dc:creator>
    <meta:editing-duration>PT21H7M14S</meta:editing-duration>
    <meta:editing-cycles>35</meta:editing-cycles>
    <meta:generator>OpenOffice.org/3.4.1$Win32 OpenOffice.org_project/341m1$Build-9593</meta:generator>
    <meta:document-statistic meta:object-count="116"/>
  </office:meta>
</office:document-meta>
</file>